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346a9" officeooo:paragraph-rsid="001346a9"/>
    </style:style>
    <style:style style:name="P2" style:family="paragraph" style:parent-style-name="Standard">
      <style:text-properties officeooo:rsid="0014d6b6" officeooo:paragraph-rsid="0014d6b6"/>
    </style:style>
    <style:style style:name="P3" style:family="paragraph" style:parent-style-name="Standard">
      <style:text-properties officeooo:rsid="0014ec0d" officeooo:paragraph-rsid="0014ec0d"/>
    </style:style>
    <style:style style:name="P4" style:family="paragraph" style:parent-style-name="Standard">
      <style:text-properties officeooo:rsid="0014ec0d" officeooo:paragraph-rsid="00155b2a"/>
    </style:style>
    <style:style style:name="P5" style:family="paragraph" style:parent-style-name="Standard">
      <style:text-properties officeooo:rsid="00155b2a" officeooo:paragraph-rsid="00155b2a"/>
    </style:style>
    <style:style style:name="P6" style:family="paragraph" style:parent-style-name="Standard">
      <style:text-properties officeooo:rsid="00170d04" officeooo:paragraph-rsid="00170d04"/>
    </style:style>
    <style:style style:name="T1" style:family="text">
      <style:text-properties officeooo:rsid="0014ec0d"/>
    </style:style>
    <style:style style:name="T2" style:family="text">
      <style:text-properties officeooo:rsid="00155b2a"/>
    </style:style>
    <style:style style:name="T3" style:family="text">
      <style:text-properties officeooo:rsid="00170d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i projet web client :</text:p>
      <text:p text:style-name="P1">Arthur Le Breton</text:p>
      <text:p text:style-name="P1"/>
      <text:p text:style-name="P2">Pour ce mini projet, j’ai essayé de structurer mon site en divisant sa structure en plusieurs parties : header pour le bandeau, nav pour l’arborescence, main pour la partie centrale, et footer pour le bandeau en bas.</text:p>
      <text:p text:style-name="P2">J’ai commencé par mettre quelques mots dans chaque partie pour voir le rendu <text:span text:style-name="T1">du site une fois affiché, puis j’ai créé mes autres sites à partir de la structure du premier.</text:span></text:p>
      <text:p text:style-name="P3">Une fois créés, j’ai fait des liens entre chaque page web et je les ai liés dans la partie nav et à la fin du main, ou j’ai mis un lien de la page suivante et précédente sur chaque page.</text:p>
      <text:p text:style-name="P3">Enfin, j’ai commencé à écrire le texte de chaque pages. J’avais une idée du contenu comme c’est un projet que j’avais réalisé l’an dernier.</text:p>
      <text:p text:style-name="P4">Enfin, j’ai créé la première feuille de style sans médiaquery, simplement pour structurer la base de ma page et voir le rendu final. Au début, j’ai voulu positionner mes textes et images en poisition : absolute mais <text:span text:style-name="T2">cela semblait poser des problèmes de responsive design donc j’ai opté pour une position : relative. Une fois cette première feuille de style en place, j’ai adapté celui déjà créé pour un format d’écran moyen (entre 1000 et 700 pixels) et j’ai créé un médiaquery pour un grand format <text:s/>d’écran (plus de 1000 pixels).</text:span></text:p>
      <text:p text:style-name="P5">J’ai eu beaucoup de problèmes de résolutions d’image lors de cette étape et une fois ces problèmes résolus j’ai créé le dernier médiaquery qui est celui pour les petits formats d’écran tel que les téléphones.</text:p>
      <text:p text:style-name="P5">Ensuite, j’ai implémenté <text:span text:style-name="T3">une fonction pour revenir en haut de page à chaque page. J’y ai ajouté une fonction scroll-brehavior : smooth pour que ce soit moins brutal.</text:span></text:p>
      <text:p text:style-name="P6">Pour ajouter des fonctionnalités au site, j’ai créé deux autres feuilles de styles qui sont le format d’impression (le fond de la page est blanc et tout les textes sont en noir) et le format accessible (fond noir, police blanche).</text:p>
      <text:p text:style-name="P6">Pour terminer le site, j’ai ajouté une fonction zoom e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15:19:46.638514054</meta:creation-date>
    <dc:date>2024-01-22T16:13:28.844505823</dc:date>
    <meta:editing-duration>PT1S</meta:editing-duration>
    <meta:editing-cycles>1</meta:editing-cycles>
    <meta:generator>LibreOffice/6.1.5.2$Linux_X86_64 LibreOffice_project/10$Build-2</meta:generator>
    <meta:document-statistic meta:table-count="0" meta:image-count="0" meta:object-count="0" meta:page-count="1" meta:paragraph-count="11" meta:word-count="345" meta:character-count="1945" meta:non-whitespace-character-count="1610"/>
  </office:meta>
</office:document-meta>
</file>